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F000001D25E44126946AB4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027cm" draw:z-index="0"><draw:image xlink:href="Pictures/10000001000004BF000001D25E44126946AB42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35:12.008688520</meta:creation-date>
    <dc:date>2023-11-20T17:35:47.981944835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